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imes" svg:font-family="Times"/>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text-properties fo:font-size="11pt" fo:font-weight="bold" style:font-size-asian="11pt" style:font-weight-asian="bold" style:font-size-complex="11pt" style:font-weight-complex="bold"/>
    </style:style>
    <style:style style:name="P3" style:family="paragraph" style:parent-style-name="Standard">
      <style:paragraph-properties>
        <style:tab-stops/>
      </style:paragraph-properties>
      <style:text-properties fo:font-size="11pt" fo:font-weight="bold" style:font-size-asian="11pt" style:font-weight-asian="bold" style:font-size-complex="11pt" style:font-weight-complex="bold"/>
    </style:style>
    <style:style style:name="P4" style:family="paragraph" style:parent-style-name="Standard" style:master-page-name="Standard">
      <style:text-properties fo:font-size="11pt" style:font-size-asian="11pt" style:font-size-complex="11pt"/>
    </style:style>
    <style:style style:name="P5" style:family="paragraph" style:parent-style-name="Standard">
      <style:text-properties fo:font-size="11pt" style:font-size-asian="11pt" style:font-size-complex="11pt"/>
    </style:style>
    <style:style style:name="P6" style:family="paragraph" style:parent-style-name="Standard" style:list-style-name="L1">
      <style:text-properties fo:font-size="11pt" style:font-size-asian="11pt" style:font-size-complex="11pt"/>
    </style:style>
    <style:style style:name="P7" style:family="paragraph" style:parent-style-name="Standard" style:list-style-name="L2">
      <style:text-properties fo:font-size="11pt" style:font-size-asian="11pt" style:font-size-complex="11pt"/>
    </style:style>
    <style:style style:name="P8" style:family="paragraph" style:parent-style-name="Standard" style:list-style-name="L2">
      <style:text-properties fo:font-size="11pt" style:font-size-asian="11pt" style:font-size-complex="11pt"/>
    </style:style>
    <style:style style:name="P9" style:family="paragraph" style:parent-style-name="Standard" style:list-style-name="L2">
      <style:text-properties fo:font-size="11pt" style:font-size-asian="11pt" style:font-size-complex="11pt"/>
    </style:style>
    <style:style style:name="P10" style:family="paragraph" style:parent-style-name="Standard" style:list-style-name="L2">
      <style:text-properties fo:font-size="11pt" style:font-size-asian="11pt" style:font-size-complex="11pt"/>
    </style:style>
    <style:style style:name="P11" style:family="paragraph" style:parent-style-name="Standard">
      <style:text-properties fo:font-size="11pt" fo:font-weight="bold" style:font-size-asian="11pt" style:font-weight-asian="bold" style:font-size-complex="11pt" style:font-weight-complex="bold"/>
    </style:style>
    <style:style style:name="T1" style:family="text">
      <style:text-properties fo:font-weight="bold" style:font-weight-asian="bold" style:font-weight-complex="bold"/>
    </style:style>
    <style:style style:name="T2" style:family="text">
      <style:text-properties fo:font-size="11pt" style:font-size-asian="11pt" style:font-size-complex="11pt"/>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hip Specification Language (CSL) and Compiler (CSLC)</text:p>
      <text:p text:style-name="P1"/>
      <text:p text:style-name="P3">CSL Interconnect Specification</text:p>
      <text:p text:style-name="P1">The CSL is <text:span text:style-name="T2">a high level language </text:span>used to capture a chip designs architecture, design implementation, and verification infrastructure details.. Register transfer level language (RTL) describe computer designs at a logic level. CSL describes cross function areas such as the chips memory map, the <text:s/>chips instruction set architecture, the chips hierarchy and interconnect, the aggregate structures such as special registers, FIFO's and register files, connections between simulation models and <text:span text:style-name="T2">the test benches </text:span>used to verify designs and the designs. Moreover, CSL libraries which implement more complex aggregate structures such as networks on a chip, SOC fabrics, hierarchical MBIST</text:p>
      <text:p text:style-name="P1"/>
      <text:p text:style-name="P1">CSL is an object oriented language that uses many of the same syntax elements as C++ (classes, constructors, inheritance) and additional syntactic sugar borrowed from RTL languages (formal to actual mappings, bit ranges).</text:p>
      <text:p text:style-name="P1"/>
      <text:p text:style-name="P1">The CSL compiler, cslc, parses CSL files, elaborates the model using auto gen tools to create the implementation model, <text:span text:style-name="T2">, checks the CSL model for correctness, </text:span>and finally generates RTL, C++, and documentation.</text:p>
      <text:p text:style-name="P1"/>
      <text:p text:style-name="P1">CSL facilitates the architecture, design, implementation, and documentation <text:s/>of complex chips.</text:p>
      <text:p text:style-name="P1"/>
      <text:p text:style-name="P1">A cross functional area is defined as a set of functions which are defined across many functional units. Memory maps affect many functional units on a chip. The hierarchy and interconnect on a chip affect many units. The ISA affects many units and defines to a certain extent the pipeline(s) on chip. These cross functional areas may need to be specified in an architecture, implemented by designers, tested by the verification team, used by the software team, and documented by the documentation team. The cross functional areas are therefor a shared specification used across the chip and by many different teams. A shared specification should have one source to avoid confusion and misunderstandings, eliminate duplication of the source in documents and source code, and to facilitate rapid changes to the specification which can be immediately propagated throughout the design team. A single programmatic source for the specification achieves all of the above goals. Moreover, a single source for the specification can be checked by a compiler. </text:p>
      <text:p text:style-name="P1"/>
      <text:p text:style-name="P1">In addition cross functional areas are related to each other. This will be described later in this document. Relationships between cross functional areas in the past have been checked by generating code, checking for compilation errors and simulating and checking for simulation errors. This process is expensive in terms of engineering time, computing time and resources, and EDA licenses for RTL simulation tools. Finding errors in the specification prior to simulation is facilitated by using a specification language which is checked by a specification compiler.</text:p>
      <text:p text:style-name="P1"/>
      <text:p text:style-name="P1">A chip is a set of functional units. Units have interfaces (ports), which are connected to other ports or to the pads of the chip (the system interface). The functional unit hierarchy and interconnections are described using CSL. </text:p>
      <text:p text:style-name="P1"/>
      <text:p text:style-name="P2">CSL Memory Map Specification</text:p>
      <text:p text:style-name="P1">The functional units communicate with one another and with the system and software running on other chips via the interfaces. The functional <text:s/>units have address maps which are written to or read from by other functional units or by software. </text:p>
      <text:p text:style-name="P1"/>
      <text:p text:style-name="P1">A major problem arises when the functional and alternate models are written in different languages (unconnected tools). The use of different languages creates a need for address map constants and functions to be the same in each language. Only a specification language such as CSL can automatically generate consistent address map constants and functions. </text:p>
      <text:p text:style-name="P1"/>
      <text:p text:style-name="P2">CSL enumerated Type Specification</text:p>
      <text:p text:style-name="P1">enumerated types which are identical to C++ enumerated types may be specified. Enumerated types may be associated with signals and fields. <text:span text:style-name="T1">Significance? Other languages do not have this feature. This allows decoders to be generated from the associated object. The decoders are constructed correctly.</text:span></text:p>
      <text:p text:style-name="P1"/>
      <text:p text:style-name="P2">CSL Field Specification</text:p>
      <text:p text:style-name="P1">Fields are bit ranges that are named objects. Fields have an upper and a lower bit range index. The field has a name. Fields may be joined with other fields using a linked list like set_next or set_previous operation. Use CSL to construct of trees of fields, which build a Hierarchical set of fields. Hierarchical fields are used in the design of instruction sets. enumerated types can be associated with fields. </text:p>
      <text:p text:style-name="P1"/>
      <text:p text:style-name="P2">CSL instruction set architecture Specification</text:p>
      <text:p text:style-name="P1">Functional units and alternate models <text:span text:style-name="T1">(what is alternate?)</text:span> (simulation model) may execute programs which are <text:s/>built from an instruction set architecture (instruction set architecture) specification written in CSL. The instruction set architecture is described using CSL. </text:p>
      <text:p text:style-name="P1"/>
      <text:p text:style-name="P1">The functional units and the external model <text:span text:style-name="T1">(what is external?) (the simulation model outside of the functional unit) </text:span>that implement the instruction set architecture, and execute programs written in <text:s/>the instruction set architecture assembly language, need to use the same set of instruction formats, instruction field definitions and enumerated type values. <text:s/></text:p>
      <text:p text:style-name="P1"/>
      <text:p text:style-name="P1">A major problem arises when the functional and alternate models are written in different <text:s/>languages. The different languages require that the shared constants, which describe the width and position of each field in each instruction format and instruction and associated functions, to insert and extract values to and from the instruction words in the programs being generated/compiled or read from memory and decoded be automatically generated from a specification language such as CSL. </text:p>
      <text:p text:style-name="P1"/>
      <text:p text:style-name="P1">The automatic generation of an instruction set architecture in RTL and alternate model <text:s/>languages eliminates inconsistencies between the functional unit and alternate models. Instruction formats and instructions are built using hierarchies of fields. Enumerated types are created to specify the opcodes and other sets of select values for an instruction set. The enumerated types area associated with a field in an instruction format or instruction. Instruction formats may be inherited by other instruction formats or <text:s/>instructions. </text:p>
      <text:p text:style-name="P1"/>
      <text:p text:style-name="P2">CSL Register Specifications</text:p>
      <text:p text:style-name="P1">CSL can be used to specify registers. The registers can be added to the CSL memory map specification. The registers can be addressed for read and/or write operations. The CSLC generates hardware which selects the registers for read and/or write operations. instruction set architecture's can be associated with registers. Fields in registers can be defined</text:p>
      <text:p text:style-name="P1"/>
      <text:p text:style-name="P2">CSL Decoder Specifications</text:p>
      <text:p text:style-name="P1">CSL can be used to specify that decoders be generated from signals, registers, fields, and instruction set architecture's. The fields can reside in signals or registers. Decoders can be generated from registers with instruction set architecture's associated with them. The decoders can have enable signals which qualify the decoders outputs. Decoders can be generated to decode the memory addresses using the CSL memory map specification.</text:p>
      <text:p text:style-name="P1"/>
      <text:p text:style-name="P2">CSL Pipeline Specifications</text:p>
      <text:p text:style-name="P1">The functional units contain logic which implements an algorithm or <text:s/>instruction set architecture as a digital pipeline. Digital pipelines can be specified and generated using CSL. Pipelines contain pipe stages. The pipe stages in a pipeline share signals such as clock, reset, stalls, bypass, and kills. Moreover, there are signals common to the connection between each pipe stage such as data, valid, and control. </text:p>
      <text:p text:style-name="P1"/>
      <text:p text:style-name="P1">In fact data, valid, and control can be modeled as three separate pipelines whose latencies, clock, reset, and stalls are connected identically in each pipeline. Branches and merges of the three different types of parallel pipelines requires careful design and any changes to one pipeline must be mirrored in the two other pipelines. Register leaks (data loss due to a pipeline continuing to execute when a downstream pipe stage is stalled) or register data duplication (due to failing to qualify a valid bit with a down stream stall signal) are all problems faced by designers of digital pipelines. Pipeline design and subsequent changes can be simplified <text:s/>by specifying the digital pipeline in a CSL specification. The specification can be checked for the above mentioned problems and the designer can make the necessary changes. CSL pipelines can be combined with interconnect aggregate structures (signal group) to create maintainable pipelines where the definition of the signals in the pipeline is done once in a signal group and the signals are then added to the pipeline from a starting pipe stage to an ending pipe stage. <text:s/>The pipeline specification can be checked for correctness by the CSL compiler.</text:p>
      <text:p text:style-name="P1"/>
      <text:p text:style-name="P2">CSL Verification Specifications</text:p>
      <text:p text:style-name="P1">Functional units may be verified by modeling the external drivers and receivers of the functional units interface (input and output ports) using alternate models built in different languages. The stimulus and expect vectors, and state data generated by the alternate models are <text:s/>used to verify the functional units. The software which performs the following tasks is generated by the CSLC from a CSL specification <text:s/></text:p>
      <text:list text:style-name="L1">
        <text:list-item>
          <text:p text:style-name="P6">vectors and state data are captured in the alternate model and sent to a file or connected to the functional unit test bench via <text:s text:c="2"/>inter-process communications. </text:p>
        </text:list-item>
      </text:list>
      <text:list text:style-name="L2">
        <text:list-item>
          <text:p text:style-name="P7">the file format is understood by the compiler via the vector and state data specification. A file reader is created in the test bench and the file is read into a memory in the test bench, which is the correct size to hold the vector </text:p>
        </text:list-item>
        <text:list-item>
          <text:p text:style-name="P7">a set of signals to control reading the vector/state data memory are created </text:p>
        </text:list-item>
        <text:list-item>
          <text:p text:style-name="P7">a set of signals to connect the stimulus memory to the functional unit under test are inserted into the test bench. </text:p>
        </text:list-item>
        <text:list-item>
          <text:p text:style-name="P7">a set of signals to connect the expect memory to the output comparators are inserted into the test bench. </text:p>
        </text:list-item>
      </text:list>
      <text:p text:style-name="P1"/>
      <text:p text:style-name="P1">The automatic connection of the vectors/state data generated by the alternate model to the functional unit in the test bench is fully automated. The CSL interconnect, vector, state data, and test bench specification are all defined in one language. The inconsistencies introduced by specifying these different components in different languages and using different tools to generate the RTL and alternate model code are avoided. </text:p>
      <text:p text:style-name="P1"/>
      <text:p text:style-name="P1">Moreover, the CSLC can check the CSL interconnect, vector, state data, and test bench specification in one tool and find inconsistencies between the various specifications. <text:s/></text:p>
      <text:p text:style-name="P1"/>
      <text:p text:style-name="P1">Moreover, since the CSL interconnect, vector, state data, and test bench specifications have been read into one object model in a single software program the CSL syntax supports reading objects such as the entire set of output signals from a functional unit using one statement. Using an aggregate <text:span text:style-name="T2">connectivity </text:span>structure which refers to a group of objects facilitates changes in the sub objects (name and width changes, additions and deletions) without having to change the upper level interface name which is used to specify that the output signals constitute a vector. The aggregate <text:span text:style-name="T2">connectivity </text:span>structure is routed from one unit to another unit. The underlying signals can be modified without affecting the routing since the aggregate connectivity structure is auto routed from end point to end point in the object model.</text:p>
      <text:p text:style-name="P1"/>
      <text:p text:style-name="P2">CSL FIFO Specification</text:p>
      <text:p text:style-name="P1"/>
      <text:p text:style-name="P1"/>
      <text:p text:style-name="P2">CSL Register File Specification</text:p>
      <text:p text:style-name="P1"/>
      <text:p text:style-name="P1"/>
      <text:p text:style-name="P2">CSLC generators</text:p>
      <text:p text:style-name="P1"/>
      <text:p text:style-name="P1">-auto router</text:p>
      <text:p text:style-name="P1">-auto mapper</text:p>
      <text:p text:style-name="P1"/>
      <text:p text:style-name="P1">cslc checkers</text:p>
      <text:p text:style-name="P1">-interconnect</text:p>
      <text:p text:style-name="P1">-pipeline</text:p>
      <text:p text:style-name="P1">-memory map</text:p>
      <text:p text:style-name="P1"/>
      <text:p text:style-name="P2">Cross functional relationships</text:p>
      <text:p text:style-name="P1">CSL types have relationships that create a system for specifying chip</text:p>
      <text:p text:style-name="P1">designs that has not been previously available in one language and</text:p>
      <text:p text:style-name="P1">compiler. These relationships can be checked by the CSL compiler.</text:p>
      <text:p text:style-name="P1"/>
      <text:p text:style-name="P1">signal&lt;-&gt;field</text:p>
      <text:p text:style-name="P1"/>
      <text:p text:style-name="P1">field&lt;-&gt;enumerated type</text:p>
      <text:p text:style-name="P1">field&lt;-&gt;decoder generation</text:p>
      <text:p text:style-name="P1"/>
      <text:p text:style-name="P1">interconnect_connectivity_objects&lt;-&gt;vector specification</text:p>
      <text:p text:style-name="P1"/>
      <text:p text:style-name="P1">fifo&lt;-&gt;state data</text:p>
      <text:p text:style-name="P1">memory&lt;-&gt;state data</text:p>
      <text:p text:style-name="P1">register_file&lt;-&gt;state data</text:p>
      <text:p text:style-name="P1"/>
      <text:p text:style-name="P1">vector&lt;-&gt;test bench</text:p>
      <text:p text:style-name="P1">state data&lt;-&gt;test bench</text:p>
      <text:p text:style-name="P1"/>
      <text:p text:style-name="P1">memory map&lt;-&gt;interconnect</text:p>
      <text:p text:style-name="P1">memory map&lt;-&gt;registers</text:p>
      <text:p text:style-name="P1"/>
      <text:p text:style-name="P1">registers&lt;-&gt;field</text:p>
      <text:p text:style-name="P1">registers&lt;-&gt;instruction set architecture</text:p>
      <text:p text:style-name="P1">registers&lt;-&gt;interconnect</text:p>
      <text:p text:style-name="P1"/>
      <text:p text:style-name="P1">instruction set architecture&lt;-&gt;decoder generation</text:p>
      <text:p text:style-name="P1"/>
      <text:p text:style-name="P1">pipeline&lt;-&gt;interconnect</text:p>
      <text:p text:style-name="P1">pipeline&lt;-&gt;register file</text:p>
      <text:p text:style-name="P1">pipeline&lt;-&gt;fifo</text:p>
      <text:p text:style-name="P1"/>
      <text:p text:style-name="P1">CSL features</text:p>
      <text:p text:style-name="P1">high level language for specifying the relationships between different</text:p>
      <text:p text:style-name="P1">design components</text:p>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imes" svg:font-family="Times"/>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0.5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en" fo:country="US" style:font-name-asian="Times New Roman" style:font-size-asian="10.5pt" style:language-asian="en" style:country-asian="US" style:font-name-complex="Times New Roman"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size="10pt" style:font-name-asian="Times New Roman" style:font-size-asian="10pt" style:font-name-complex="Times New Roman" style:font-size-complex="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header" style:family="paragraph" style:parent-style-name="Standard">
      <style:paragraph-properties>
        <style:tab-stops>
          <style:tab-stop style:position="7.62cm" style:type="center"/>
          <style:tab-stop style:position="15.24cm" style:type="right"/>
        </style:tab-stops>
      </style:paragraph-properties>
    </style:style>
    <style:style style:name="footer" style:family="paragraph" style:parent-style-name="Standard">
      <style:paragraph-properties>
        <style:tab-stops>
          <style:tab-stop style:position="7.62cm" style:type="center"/>
          <style:tab-stop style:position="15.24cm"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54cm" fo:margin-bottom="2.54cm" fo:margin-left="3.175cm" fo:margin-right="3.17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creation-date>2007-07-18T00:38:29</meta:creation-date>
    <dc:creator>Derek Pappas</dc:creator>
    <dc:date>2007-07-18T11:00:52</dc:date>
    <dc:language>en-US</dc:language>
    <meta:editing-cycles>11</meta:editing-cycles>
    <meta:editing-duration>PT10H19M58S</meta:editing-duration>
    <meta:user-defined meta:name="Info 1"/>
    <meta:user-defined meta:name="Info 2"/>
    <meta:user-defined meta:name="Info 3"/>
    <meta:user-defined meta:name="Info 4"/>
    <meta:document-statistic meta:table-count="0" meta:image-count="0" meta:object-count="0" meta:page-count="6" meta:paragraph-count="72" meta:word-count="1865" meta:character-count="12220"/>
  </office:meta>
</office:document-meta>
</file>